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c8c" officeooo:paragraph-rsid="001b8c8c"/>
    </style:style>
    <style:style style:name="P2" style:family="paragraph" style:parent-style-name="Standard" style:list-style-name="L1">
      <style:text-properties officeooo:rsid="001b8c8c" officeooo:paragraph-rsid="001b8c8c"/>
    </style:style>
    <style:style style:name="P3" style:family="paragraph" style:parent-style-name="Standard">
      <style:text-properties officeooo:paragraph-rsid="001b8c8c"/>
    </style:style>
    <style:style style:name="P4" style:family="paragraph" style:parent-style-name="Standard">
      <style:text-properties officeooo:rsid="001c13cb" officeooo:paragraph-rsid="001c13cb"/>
    </style:style>
    <style:style style:name="P5" style:family="paragraph" style:parent-style-name="Standard" style:list-style-name="L2">
      <style:text-properties officeooo:rsid="001c92e0" officeooo:paragraph-rsid="001c92e0"/>
    </style:style>
    <style:style style:name="P6" style:family="paragraph" style:parent-style-name="Standard">
      <style:paragraph-properties fo:text-align="start" style:justify-single-word="false"/>
      <style:text-properties fo:font-weight="bold" officeooo:rsid="00248cec" officeooo:paragraph-rsid="00248cec" style:font-weight-asian="bold" style:font-weight-complex="bold"/>
    </style:style>
    <style:style style:name="P7" style:family="paragraph" style:parent-style-name="Standard">
      <style:text-properties fo:font-style="italic" fo:font-weight="normal" officeooo:rsid="001c92e0" officeooo:paragraph-rsid="001c92e0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font-style="normal" fo:font-weight="normal" officeooo:rsid="001dee63" officeooo:paragraph-rsid="001dee6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dee63" officeooo:paragraph-rsid="001dee6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f8a46" officeooo:paragraph-rsid="001f8a46" style:font-style-asian="normal" style:font-weight-asian="normal" style:font-style-complex="normal" style:font-weight-complex="normal"/>
    </style:style>
    <style:style style:name="P14" style:family="paragraph" style:parent-style-name="Standard" style:list-style-name="L5">
      <style:text-properties fo:font-style="normal" fo:font-weight="normal" officeooo:rsid="001f8a46" officeooo:paragraph-rsid="001f8a4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0dcdd" officeooo:paragraph-rsid="0020dcdd" style:font-style-asian="normal" style:font-weight-asian="normal" style:font-style-complex="normal" style:font-weight-complex="normal"/>
    </style:style>
    <style:style style:name="P16" style:family="paragraph" style:parent-style-name="Standard" style:list-style-name="L6">
      <style:text-properties fo:font-style="normal" fo:font-weight="normal" officeooo:rsid="0020dcdd" officeooo:paragraph-rsid="0020dcd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18" style:family="paragraph" style:parent-style-name="Standard" style:list-style-name="L7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235d4f" officeooo:paragraph-rsid="00235d4f"/>
    </style:style>
    <style:style style:name="P20" style:family="paragraph" style:parent-style-name="Standard" style:list-style-name="L8">
      <style:paragraph-properties fo:text-align="start" style:justify-single-word="false"/>
      <style:text-properties officeooo:rsid="00235d4f" officeooo:paragraph-rsid="00235d4f"/>
    </style:style>
    <style:style style:name="P21" style:family="paragraph" style:parent-style-name="Standard" style:list-style-name="L9">
      <style:paragraph-properties fo:text-align="start" style:justify-single-word="false"/>
      <style:text-properties officeooo:rsid="00235d4f" officeooo:paragraph-rsid="00235d4f"/>
    </style:style>
    <style:style style:name="P22" style:family="paragraph" style:parent-style-name="Standard" style:list-style-name="L10">
      <style:paragraph-properties fo:text-align="start" style:justify-single-word="false"/>
      <style:text-properties officeooo:rsid="00235d4f" officeooo:paragraph-rsid="00235d4f"/>
    </style:style>
    <style:style style:name="P23" style:family="paragraph" style:parent-style-name="Standard" style:list-style-name="L7">
      <style:text-properties officeooo:paragraph-rsid="0021bd0d"/>
    </style:style>
    <style:style style:name="P24" style:family="paragraph" style:parent-style-name="Standard">
      <style:text-properties officeooo:paragraph-rsid="0021bd0d"/>
    </style:style>
    <style:style style:name="P25" style:family="paragraph" style:parent-style-name="Standard" style:list-style-name="L11">
      <style:paragraph-properties fo:text-align="start" style:justify-single-word="false"/>
      <style:text-properties officeooo:paragraph-rsid="00248cec"/>
    </style:style>
    <style:style style:name="P26" style:family="paragraph" style:parent-style-name="Standard">
      <style:paragraph-properties fo:text-align="start" style:justify-single-word="false"/>
      <style:text-properties officeooo:paragraph-rsid="00248cec"/>
    </style:style>
    <style:style style:name="P27" style:family="paragraph" style:parent-style-name="Standard" style:list-style-name="L13">
      <style:paragraph-properties fo:text-align="start" style:justify-single-word="false"/>
      <style:text-properties officeooo:paragraph-rsid="00248cec"/>
    </style:style>
    <style:style style:name="P28" style:family="paragraph" style:parent-style-name="Standard">
      <style:paragraph-properties fo:text-align="start" style:justify-single-word="false"/>
      <style:text-properties officeooo:paragraph-rsid="002520a6"/>
    </style:style>
    <style:style style:name="P29" style:family="paragraph" style:parent-style-name="Standard" style:list-style-name="L14">
      <style:paragraph-properties fo:text-align="start" style:justify-single-word="false"/>
      <style:text-properties officeooo:paragraph-rsid="002520a6"/>
    </style:style>
    <style:style style:name="P30" style:family="paragraph" style:parent-style-name="Standard" style:list-style-name="L18">
      <style:paragraph-properties fo:text-align="start" style:justify-single-word="false"/>
      <style:text-properties officeooo:paragraph-rsid="00266ee8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rsid="00235d4f" officeooo:paragraph-rsid="00235d4f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rsid="00248cec" officeooo:paragraph-rsid="00248cec"/>
    </style:style>
    <style:style style:name="P33" style:family="paragraph" style:parent-style-name="Standard" style:list-style-name="L11">
      <style:paragraph-properties fo:text-align="start" style:justify-single-word="false"/>
      <style:text-properties officeooo:rsid="00248cec" officeooo:paragraph-rsid="00248cec"/>
    </style:style>
    <style:style style:name="P34" style:family="paragraph" style:parent-style-name="Standard" style:list-style-name="L12">
      <style:paragraph-properties fo:text-align="start" style:justify-single-word="false"/>
      <style:text-properties officeooo:rsid="00248cec" officeooo:paragraph-rsid="00248cec"/>
    </style:style>
    <style:style style:name="P35" style:family="paragraph" style:parent-style-name="Standard" style:list-style-name="L13">
      <style:paragraph-properties fo:text-align="start" style:justify-single-word="false"/>
      <style:text-properties officeooo:rsid="00248cec" officeooo:paragraph-rsid="00248cec"/>
    </style:style>
    <style:style style:name="P36" style:family="paragraph" style:parent-style-name="Standard">
      <style:paragraph-properties fo:text-align="start" style:justify-single-word="false"/>
      <style:text-properties officeooo:rsid="002520a6" officeooo:paragraph-rsid="002520a6"/>
    </style:style>
    <style:style style:name="P37" style:family="paragraph" style:parent-style-name="Standard" style:list-style-name="L15">
      <style:paragraph-properties fo:text-align="start" style:justify-single-word="false"/>
      <style:text-properties officeooo:rsid="002520a6" officeooo:paragraph-rsid="002520a6"/>
    </style:style>
    <style:style style:name="P38" style:family="paragraph" style:parent-style-name="Standard">
      <style:paragraph-properties fo:text-align="start" style:justify-single-word="false"/>
      <style:text-properties officeooo:rsid="00266ee8" officeooo:paragraph-rsid="00266ee8"/>
    </style:style>
    <style:style style:name="P39" style:family="paragraph" style:parent-style-name="Standard" style:list-style-name="L16">
      <style:paragraph-properties fo:text-align="start" style:justify-single-word="false"/>
      <style:text-properties officeooo:rsid="00266ee8" officeooo:paragraph-rsid="00266ee8"/>
    </style:style>
    <style:style style:name="P40" style:family="paragraph" style:parent-style-name="Standard">
      <style:paragraph-properties fo:text-align="start" style:justify-single-word="false"/>
      <style:text-properties officeooo:rsid="0027ceb7" officeooo:paragraph-rsid="0027ceb7"/>
    </style:style>
    <style:style style:name="T1" style:family="text">
      <style:text-properties officeooo:rsid="001b8c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c8c" style:font-weight-asian="bold" style:font-weight-complex="bold"/>
    </style:style>
    <style:style style:name="T4" style:family="text">
      <style:text-properties officeooo:rsid="001b9f7b"/>
    </style:style>
    <style:style style:name="T5" style:family="text">
      <style:text-properties officeooo:rsid="001d3b3c"/>
    </style:style>
    <style:style style:name="T6" style:family="text">
      <style:text-properties officeooo:rsid="001dee63"/>
    </style:style>
    <style:style style:name="T7" style:family="text">
      <style:text-properties officeooo:rsid="001ec34d"/>
    </style:style>
    <style:style style:name="T8" style:family="text">
      <style:text-properties officeooo:rsid="0021bd0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1bd0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8ce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520a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66ee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ceb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48cec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1bd0d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ernet</text:span> — глобальная сеть передачи данных</text:p>
      <text:list xml:id="list3081679244" text:style-name="L1">
        <text:list-item>
          <text:p text:style-name="P2">HTTP, SSH, P2P — прикладные протоколы</text:p>
        </text:list-item>
        <text:list-item>
          <text:p text:style-name="P2">DNS — системы имен</text:p>
        </text:list-item>
        <text:list-item>
          <text:p text:style-name="P2">TCP — <text:span text:style-name="T4">надежная </text:span>последоавательная передача данных <text:span text:style-name="T4">(контроль доставки сообщения в целостном виде)</text:span></text:p>
        </text:list-item>
        <text:list-item>
          <text:p text:style-name="P2">IP — глобальная адресация, <text:span text:style-name="T4">передача в гетерогенной среде (совокупность передачи данных по воздуху, кабелю и т.д.)</text:span></text:p>
        </text:list-item>
      </text:list>
      <text:p text:style-name="P1"/>
      <text:p text:style-name="P3"><text:span text:style-name="T3">www</text:span><text:span text:style-name="T1"> — множество взаимосвязаннхы документов, которые находятся на машинах, подключенных к internet</text:span></text:p>
      <text:p text:style-name="P3"/>
      <text:p text:style-name="P4"><text:span text:style-name="T2">Ресурс </text:span>— другие документы, которые необходимы для отображения главного документа</text:p>
      <text:p text:style-name="P4"/>
      <text:p text:style-name="P4"><text:span text:style-name="T2">Типы документов</text:span> (MIME-типы, то есть указатель на тип документа):</text:p>
      <text:list xml:id="list189100828" text:style-name="L2">
        <text:list-item>
          <text:p text:style-name="P5">text/html — html документы. Тег &lt;link&gt; - для css, &lt;script&gt; - для js, <text:span text:style-name="T7">&lt;img&gt; - для картинки</text:span></text:p>
        </text:list-item>
        <text:list-item>
          <text:p text:style-name="P5">text/css - ресурс</text:p>
        </text:list-item>
        <text:list-item>
          <text:p text:style-name="P5">text/js — ресурс</text:p>
        </text:list-item>
        <text:list-item>
          <text:p text:style-name="P5">image/png</text:p>
        </text:list-item>
        <text:list-item>
          <text:p text:style-name="P5">video/mp4</text:p>
        </text:list-item>
        <text:list-item>
          <text:p text:style-name="P5">text/xml — используется для передачи данных от сервера к клиенту</text:p>
        </text:list-item>
        <text:list-item>
          <text:p text:style-name="P5">application/json — используется для передачи данных от сервера к клиенту. <text:span text:style-name="T5">Более однозначная структура по сравнению с xml (его больше используют)</text:span></text:p>
        </text:list-item>
        <text:list-item>
          <text:p text:style-name="P5">другие</text:p>
        </text:list-item>
      </text:list>
      <text:p text:style-name="P7">Расширения файлов играют второстепенную роль</text:p>
      <text:p text:style-name="P7"/>
      <text:p text:style-name="P8">Документы:</text:p>
      <text:list xml:id="list4095293510" text:style-name="L3">
        <text:list-item>
          <text:p text:style-name="P9">статические</text:p>
          <text:list>
            <text:list-item>
              <text:p text:style-name="P9">файлы на дисках сервера</text:p>
            </text:list-item>
            <text:list-item>
              <text:p text:style-name="P9">обладают постоянным адресом</text:p>
            </text:list-item>
          </text:list>
        </text:list-item>
        <text:list-item>
          <text:p text:style-name="P9">динамические</text:p>
          <text:list>
            <text:list-item>
              <text:p text:style-name="P9">создаются на каждый запрос</text:p>
            </text:list-item>
            <text:list-item>
              <text:p text:style-name="P9">содержимое зависит от времени и пользователя</text:p>
            </text:list-item>
            <text:list-item>
              <text:p text:style-name="P9">адрес может быть постоянным или меняться</text:p>
            </text:list-item>
          </text:list>
        </text:list-item>
      </text:list>
      <text:p text:style-name="P8"/>
      <text:p text:style-name="P8">Части <text:span text:style-name="T2">URL</text:span>:</text:p>
      <text:list xml:id="list1111769823" text:style-name="L4">
        <text:list-item>
          <text:p text:style-name="P10">протокол (http, https)</text:p>
        </text:list-item>
        <text:list-item>
          <text:p text:style-name="P10">DNS имя сервера</text:p>
        </text:list-item>
        <text:list-item>
          <text:p text:style-name="P10">TCP порт. 80 — http, 443 - https</text:p>
        </text:list-item>
        <text:list-item>
          <text:p text:style-name="P10">путь к файлу</text:p>
        </text:list-item>
        <text:list-item>
          <text:p text:style-name="P10">опции запроса (после ?)</text:p>
        </text:list-item>
        <text:list-item>
          <text:p text:style-name="P10">якорь, положение на странице (после #). <text:span text:style-name="T6">Не передается на сервер</text:span></text:p>
        </text:list-item>
        <text:list-item>
          <text:p text:style-name="P11">логин и пароль, указывается перед доменным имене</text:p>
        </text:list-item>
      </text:list>
      <text:p text:style-name="P12"/>
      <text:p text:style-name="P12">Как документы ссылаются друг на друга? HTML — гиперссылки, HTML — формы, <text:span text:style-name="T7">HTML — ресурсы</text:span></text:p>
      <text:p text:style-name="P12"/>
      <text:p text:style-name="P13">Разновидности web-клиентов:</text:p>
      <text:list xml:id="list1586364617" text:style-name="L5">
        <text:list-item>
          <text:p text:style-name="P14">библиотеки в языках программирования (используются внутри других программ для простой работы с HTTP)</text:p>
        </text:list-item>
        <text:list-item>
          <text:p text:style-name="P14">консольные утилиты (отладка web-приложений)</text:p>
        </text:list-item>
        <text:list-item>
          <text:p text:style-name="P14">роботы (поисковики и т.д.)</text:p>
        </text:list-item>
        <text:list-item>
          <text:p text:style-name="P14"><text:soft-page-break/>браузеры</text:p>
        </text:list-item>
      </text:list>
      <text:p text:style-name="P13"/>
      <text:p text:style-name="P15">Сценарий работы web-приложения<text:span text:style-name="T8">и</text:span></text:p>
      <text:list xml:id="list1003811838" text:style-name="L6">
        <text:list-item>
          <text:p text:style-name="P16">пользователь вводит url</text:p>
        </text:list-item>
        <text:list-item>
          <text:p text:style-name="P16">браузер загружает web-сратницу — HTML-документ</text:p>
        </text:list-item>
        <text:list-item>
          <text:p text:style-name="P16">браузер парсит HTML и загружает дополнительные ресурсы</text:p>
        </text:list-item>
        <text:list-item>
          <text:p text:style-name="P16">браузер отображает HTML-страницу</text:p>
        </text:list-item>
        <text:list-item>
          <text:p text:style-name="P16">пользователь переходит по гиперссылке</text:p>
        </text:list-item>
        <text:list-item>
          <text:p text:style-name="P16">цикл повторяется</text:p>
        </text:list-item>
      </text:list>
      <text:p text:style-name="P17">Сценарий работы современного web-приложения:</text:p>
      <text:list xml:id="list2845509793" text:style-name="L7">
        <text:list-item>
          <text:p text:style-name="P18">браузер загружает web-страницу, ресурсы и отображает ее</text:p>
        </text:list-item>
        <text:list-item>
          <text:p text:style-name="P18">JS загружает данные с помощью AJAX</text:p>
        </text:list-item>
        <text:list-item>
          <text:p text:style-name="P18">JS обеспечивает UI на странице</text:p>
        </text:list-item>
        <text:list-item>
          <text:p text:style-name="P18">пользователь взаимодействует с UI, что вызывает к вызову JS обработчиков</text:p>
        </text:list-item>
        <text:list-item>
          <text:p text:style-name="P23"><text:span text:style-name="T10">JS обновляет данные на сервере или загружает новые данные, используя AJAX</text:span></text:p>
        </text:list-item>
      </text:list>
      <text:p text:style-name="P24"><text:span text:style-name="T10"/></text:p>
      <text:p text:style-name="P31"><text:span text:style-name="T18">H</text:span><text:span text:style-name="T17">TML</text:span></text:p>
      <text:p text:style-name="P19"><text:span text:style-name="T9">Особенности </text:span><text:span text:style-name="T15">HTML</text:span><text:span text:style-name="T9"> разметки:</text:span></text:p>
      <text:list xml:id="list3502394107" text:style-name="L8">
        <text:list-item>
          <text:p text:style-name="P20"><text:span text:style-name="T9">произвольный регистр (&lt;BR&gt; == &lt;br&gt;)</text:span></text:p>
        </text:list-item>
        <text:list-item>
          <text:p text:style-name="P20"><text:span text:style-name="T9">атрибуты без скобок (лучше так не писать)</text:span></text:p>
        </text:list-item>
        <text:list-item>
          <text:p text:style-name="P20"><text:span text:style-name="T9">непарные теги</text:span></text:p>
        </text:list-item>
        <text:list-item>
          <text:p text:style-name="P20"><text:span text:style-name="T9">сокращенные атрибуты</text:span></text:p>
        </text:list-item>
        <text:list-item>
          <text:p text:style-name="P20"><text:span text:style-name="T9">перестановки тегов (лучше так не писать)</text:span></text:p>
        </text:list-item>
        <text:list-item>
          <text:p text:style-name="P20"><text:span text:style-name="T9">свои теги</text:span></text:p>
        </text:list-item>
      </text:list>
      <text:p text:style-name="P19"><text:span text:style-name="T9">Особенности </text:span><text:span text:style-name="T15">XHTML</text:span><text:span text:style-name="T9"> разметки:</text:span></text:p>
      <text:list xml:id="list1918488684" text:style-name="L9">
        <text:list-item>
          <text:p text:style-name="P21"><text:span text:style-name="T9">только нижний регистр</text:span></text:p>
        </text:list-item>
        <text:list-item>
          <text:p text:style-name="P21"><text:span text:style-name="T9">атрибуты со скобками</text:span></text:p>
        </text:list-item>
        <text:list-item>
          <text:p text:style-name="P21"><text:span text:style-name="T9">атрибуты без сокращений</text:span></text:p>
        </text:list-item>
        <text:list-item>
          <text:p text:style-name="P21"><text:span text:style-name="T9">тэги всегда парные</text:span></text:p>
        </text:list-item>
        <text:list-item>
          <text:p text:style-name="P21"><text:span text:style-name="T9">строгая вложенность</text:span></text:p>
        </text:list-item>
        <text:list-item>
          <text:p text:style-name="P21"><text:span text:style-name="T9">id вместо name</text:span></text:p>
        </text:list-item>
        <text:list-item>
          <text:p text:style-name="P21"><text:span text:style-name="T9">необходим DOCTYPE (уточняет тип содержимого, то есть указывает HTML парсеру как правильно разбирать документ)</text:span></text:p>
        </text:list-item>
      </text:list>
      <text:p text:style-name="P19"><text:span text:style-name="T9"/></text:p>
      <text:p text:style-name="P19"><text:span text:style-name="T15">Тэги</text:span><text:span text:style-name="T9">:</text:span></text:p>
      <text:list xml:id="list2147773657" text:style-name="L10">
        <text:list-item>
          <text:p text:style-name="P22"><text:span text:style-name="T9">html — обертка документа</text:span></text:p>
        </text:list-item>
        <text:list-item>
          <text:p text:style-name="P22"><text:span text:style-name="T9">head</text:span></text:p>
        </text:list-item>
        <text:list-item>
          <text:p text:style-name="P22"><text:span text:style-name="T9">body</text:span></text:p>
        </text:list-item>
        <text:list-item>
          <text:p text:style-name="P22"><text:span text:style-name="T9">title — отображение в заголовке окна браузера</text:span></text:p>
        </text:list-item>
        <text:list-item>
          <text:p text:style-name="P22"><text:span text:style-name="T9">meta — содержит информацию для user-agent</text:span></text:p>
        </text:list-item>
        <text:list-item>
          <text:p text:style-name="P22"><text:span text:style-name="T9">link — указание связанных ресурсов</text:span></text:p>
        </text:list-item>
        <text:list-item>
          <text:p text:style-name="P22"><text:span text:style-name="T9">script — загрузка JS</text:span></text:p>
        </text:list-item>
      </text:list>
      <text:p text:style-name="P32"><text:span text:style-name="T9">css указываем в head (повыше), js указываем ближе к концу, это повышает скорость загрузки страницы</text:span></text:p>
      <text:p text:style-name="P32"><text:span text:style-name="T9"/></text:p>
      <text:p text:style-name="P32"><text:span text:style-name="T15">Блочные тэги</text:span><text:span text:style-name="T9">:</text:span></text:p>
      <text:list xml:id="list1768310480" text:style-name="L11">
        <text:list-item>
          <text:p text:style-name="P33"><text:span text:style-name="T9">h1-h6 — различные уровни заголовков</text:span></text:p>
        </text:list-item>
        <text:list-item>
          <text:p text:style-name="P33"><text:span text:style-name="T9">p — разбиение текста на параграфы</text:span></text:p>
        </text:list-item>
        <text:list-item>
          <text:p text:style-name="P33"><text:span text:style-name="T9">hr — горизонтальная линия</text:span></text:p>
        </text:list-item>
        <text:list-item>
          <text:p text:style-name="P25"><text:span text:style-name="T11">pre — блок преформатированного кода, например, исходный код (по умолчанию в html игнорируются переносы строк, то есть нужно использовать, когда текст не нужно форматировать)</text:span></text:p>
        </text:list-item>
        <text:list-item>
          <text:p text:style-name="P33"><text:soft-page-break/><text:span text:style-name="T9">blockquote — цитирование длинного блока текст</text:span></text:p>
        </text:list-item>
        <text:list-item>
          <text:p text:style-name="P33"><text:span text:style-name="T9">div — абстрактный блочный контейнеров</text:span></text:p>
        </text:list-item>
      </text:list>
      <text:p text:style-name="P32"><text:span text:style-name="T9">Блочный тэг занимает всю ширину окна</text:span></text:p>
      <text:p text:style-name="P32"><text:span text:style-name="T9"/></text:p>
      <text:p text:style-name="P26"><text:span text:style-name="T16">Строчные тэги</text:span><text:span text:style-name="T11">:</text:span></text:p>
      <text:list xml:id="list3365484036" text:style-name="L12">
        <text:list-item>
          <text:p text:style-name="P34"><text:span text:style-name="T9">a — гиперссылки</text:span></text:p>
        </text:list-item>
        <text:list-item>
          <text:p text:style-name="P34"><text:span text:style-name="T9">em, i — акцентирование</text:span></text:p>
        </text:list-item>
        <text:list-item>
          <text:p text:style-name="P34"><text:span text:style-name="T9">strong, b — выделение</text:span></text:p>
        </text:list-item>
        <text:list-item>
          <text:p text:style-name="P34"><text:span text:style-name="T9">img — вставка изображений</text:span></text:p>
        </text:list-item>
        <text:list-item>
          <text:p text:style-name="P34"><text:span text:style-name="T9">sub — нижний индекс</text:span></text:p>
        </text:list-item>
        <text:list-item>
          <text:p text:style-name="P34"><text:span text:style-name="T9">sup — верхний индекс</text:span></text:p>
        </text:list-item>
        <text:list-item>
          <text:p text:style-name="P34"><text:span text:style-name="T9">span — абстрактный строчный контейнер</text:span></text:p>
        </text:list-item>
      </text:list>
      <text:p text:style-name="P32"><text:span text:style-name="T9"/></text:p>
      <text:p text:style-name="P6"><text:span text:style-name="T17">Списки в HTML</text:span><text:span text:style-name="T9">:</text:span></text:p>
      <text:p text:style-name="P6"><text:span text:style-name="T9">ul (unordered), ol (ordered), li (list item) — маркированные списки</text:span></text:p>
      <text:p text:style-name="P6"><text:span text:style-name="T9"/></text:p>
      <text:p text:style-name="P6"><text:span text:style-name="T17">Таблицы в HTML</text:span><text:span text:style-name="T9">:</text:span></text:p>
      <text:list xml:id="list678666745" text:style-name="L13">
        <text:list-item>
          <text:p text:style-name="P27"><text:span text:style-name="T11">тэг table</text:span></text:p>
        </text:list-item>
        <text:list-item>
          <text:p text:style-name="P35"><text:span text:style-name="T9">caption — заголовок таблицы</text:span></text:p>
        </text:list-item>
        <text:list-item>
          <text:p text:style-name="P35"><text:span text:style-name="T9">thead</text:span></text:p>
        </text:list-item>
        <text:list-item>
          <text:p text:style-name="P35"><text:span text:style-name="T9">tbody</text:span></text:p>
        </text:list-item>
        <text:list-item>
          <text:p text:style-name="P35"><text:span text:style-name="T9">tr — строка</text:span></text:p>
        </text:list-item>
        <text:list-item>
          <text:p text:style-name="P35"><text:span text:style-name="T9">th — ячейка заголовочная</text:span></text:p>
        </text:list-item>
        <text:list-item>
          <text:p text:style-name="P35"><text:span text:style-name="T9">td — ячейка тела</text:span></text:p>
        </text:list-item>
      </text:list>
      <text:p text:style-name="P28"><text:span text:style-name="T12">Атрибуты: rowspan (по вертикале), colspan (объединение ячеек по горизонтале) — атрибуты</text:span></text:p>
      <text:p text:style-name="P28"><text:span text:style-name="T12"/></text:p>
      <text:p text:style-name="P36"><text:span text:style-name="T15">Гиперссылки (тег &lt;a&gt;)</text:span><text:span text:style-name="T9">:</text:span></text:p>
      <text:list xml:id="list390417771" text:style-name="L14">
        <text:list-item>
          <text:p text:style-name="P29"><text:span text:style-name="T12">href — URL гиперссылки</text:span></text:p>
        </text:list-item>
        <text:list-item>
          <text:p text:style-name="P29"><text:span text:style-name="T12">target — в каком окне открывать ссылку</text:span></text:p>
        </text:list-item>
      </text:list>
      <text:p text:style-name="P28"><text:span text:style-name="T12">name — имя якоря, вместо href</text:span></text:p>
      <text:p text:style-name="P28"><text:span text:style-name="T12"/></text:p>
      <text:p text:style-name="P36"><text:span text:style-name="T15">Формы</text:span><text:span text:style-name="T9">:<text:line-break/>&lt;form&gt;:</text:span></text:p>
      <text:list xml:id="list99902044" text:style-name="L15">
        <text:list-item>
          <text:p text:style-name="P37"><text:span text:style-name="T9">action — url, на который отправлена форма</text:span></text:p>
        </text:list-item>
        <text:list-item>
          <text:p text:style-name="P37"><text:span text:style-name="T9">metod — http metod</text:span></text:p>
        </text:list-item>
        <text:list-item>
          <text:p text:style-name="P37"><text:span text:style-name="T9">target — имя окна браузера, в котором открыть результат</text:span></text:p>
        </text:list-item>
        <text:list-item>
          <text:p text:style-name="P37"><text:span text:style-name="T9">enctype — способ кодирования данных формы</text:span></text:p>
        </text:list-item>
      </text:list>
      <text:p text:style-name="P38"><text:span text:style-name="T9">&lt;input&gt;</text:span></text:p>
      <text:list xml:id="list4064164031" text:style-name="L18">
        <text:list-item>
          <text:p text:style-name="P30"><text:span text:style-name="T13">type</text:span></text:p>
        </text:list-item>
        <text:list-item>
          <text:p text:style-name="P30"><text:span text:style-name="T13">name</text:span></text:p>
        </text:list-item>
        <text:list-item>
          <text:p text:style-name="P30"><text:span text:style-name="T13">value (начальное значние, </text:span><text:span text:style-name="T14">используется </text:span><text:span text:style-name="T13">чтобы форма не сбросилась при неверном вводе)</text:span></text:p>
        </text:list-item>
        <text:list-item>
          <text:p text:style-name="P30"><text:span text:style-name="T13">placeholder (подсказка для пользователя)</text:span></text:p>
        </text:list-item>
      </text:list>
      <text:p text:style-name="P38"><text:span text:style-name="T9">&lt;button&gt;</text:span></text:p>
      <text:p text:style-name="P38"><text:span text:style-name="T9"/></text:p>
      <text:p text:style-name="P40"><text:span text:style-name="T9">htmlbook.ru - руководство</text:span></text:p>
      <text:p text:style-name="P36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4T18:02:22.783017050</meta:creation-date>
    <dc:date>2019-09-24T20:38:34.282177502</dc:date>
    <meta:editing-duration>PT13M21S</meta:editing-duration>
    <meta:editing-cycles>3</meta:editing-cycles>
    <meta:generator>LibreOffice/6.3.1.2$Linux_X86_64 LibreOffice_project/522b3d05dbc14df140b4b4e8cb5fa288e6bf2465</meta:generator>
    <meta:document-statistic meta:table-count="0" meta:image-count="0" meta:object-count="0" meta:page-count="3" meta:paragraph-count="120" meta:word-count="665" meta:character-count="4307" meta:non-whitespace-character-count="3806"/>
  </office:meta>
</office:document-meta>
</file>